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1b98" officeooo:paragraph-rsid="001e1b98"/>
    </style:style>
    <style:style style:name="P2" style:family="paragraph" style:parent-style-name="Standard">
      <style:text-properties officeooo:rsid="001fccc1" officeooo:paragraph-rsid="001fccc1"/>
    </style:style>
    <style:style style:name="P3" style:family="paragraph" style:parent-style-name="Text_20_body">
      <style:text-properties officeooo:rsid="0030e0d3" officeooo:paragraph-rsid="0030e0d3"/>
    </style:style>
    <style:style style:name="P4" style:family="paragraph" style:parent-style-name="Text_20_body">
      <style:text-properties officeooo:paragraph-rsid="0030e0d3"/>
    </style:style>
    <style:style style:name="P5" style:family="paragraph" style:parent-style-name="Heading_20_1">
      <style:text-properties officeooo:rsid="0030e0d3" officeooo:paragraph-rsid="0030e0d3"/>
    </style:style>
    <style:style style:name="P6" style:family="paragraph" style:parent-style-name="Heading_20_3">
      <style:text-properties officeooo:rsid="0030e0d3" officeooo:paragraph-rsid="0030e0d3"/>
    </style:style>
    <style:style style:name="P7" style:family="paragraph" style:parent-style-name="Heading_20_3" style:list-style-name="">
      <style:text-properties officeooo:rsid="003148f7" officeooo:paragraph-rsid="003148f7"/>
    </style:style>
    <style:style style:name="P8" style:family="paragraph" style:parent-style-name="Heading_20_3">
      <style:text-properties officeooo:paragraph-rsid="003230e2"/>
    </style:style>
    <style:style style:name="P9" style:family="paragraph" style:parent-style-name="Heading_20_3">
      <style:paragraph-properties fo:break-before="page"/>
      <style:text-properties officeooo:rsid="003148f7" officeooo:paragraph-rsid="003148f7"/>
    </style:style>
    <style:style style:name="P10" style:family="paragraph" style:parent-style-name="Standard" style:list-style-name="L1">
      <style:text-properties officeooo:paragraph-rsid="00248321"/>
    </style:style>
    <style:style style:name="P11" style:family="paragraph" style:parent-style-name="Standard" style:list-style-name="L1">
      <style:text-properties officeooo:paragraph-rsid="0021be03"/>
    </style:style>
    <style:style style:name="P12" style:family="paragraph" style:parent-style-name="Standard" style:list-style-name="L1">
      <style:text-properties officeooo:paragraph-rsid="001e1b98"/>
    </style:style>
    <style:style style:name="P13" style:family="paragraph" style:parent-style-name="Standard" style:list-style-name="L1">
      <style:text-properties officeooo:paragraph-rsid="002b0d17"/>
    </style:style>
    <style:style style:name="P14" style:family="paragraph" style:parent-style-name="Standard" style:list-style-name="L1">
      <style:text-properties officeooo:rsid="001e1b98" officeooo:paragraph-rsid="001e1b98"/>
    </style:style>
    <style:style style:name="P15" style:family="paragraph" style:parent-style-name="Standard" style:list-style-name="L1">
      <style:text-properties officeooo:rsid="001e1b98" officeooo:paragraph-rsid="002b0d17"/>
    </style:style>
    <style:style style:name="P16" style:family="paragraph" style:parent-style-name="Standard">
      <style:text-properties officeooo:rsid="001e1b98" officeooo:paragraph-rsid="001e1b98"/>
    </style:style>
    <style:style style:name="P17" style:family="paragraph" style:parent-style-name="Standard" style:list-style-name="L1">
      <style:text-properties officeooo:rsid="00202d54" officeooo:paragraph-rsid="00202d54"/>
    </style:style>
    <style:style style:name="P18" style:family="paragraph" style:parent-style-name="Standard">
      <style:text-properties officeooo:rsid="00248321" officeooo:paragraph-rsid="003230e2"/>
    </style:style>
    <style:style style:name="P19" style:family="paragraph" style:parent-style-name="Standard" style:list-style-name="L3">
      <style:text-properties officeooo:paragraph-rsid="002b0d17"/>
    </style:style>
    <style:style style:name="P20" style:family="paragraph" style:parent-style-name="Standard" style:list-style-name="L3">
      <style:text-properties officeooo:rsid="001fccc1" officeooo:paragraph-rsid="001fccc1"/>
    </style:style>
    <style:style style:name="P21" style:family="paragraph" style:parent-style-name="Standard" style:list-style-name="L3">
      <style:text-properties officeooo:rsid="00298e84" officeooo:paragraph-rsid="00298e84"/>
    </style:style>
    <style:style style:name="P22" style:family="paragraph" style:parent-style-name="Standard">
      <style:text-properties officeooo:paragraph-rsid="002b0d17"/>
    </style:style>
    <style:style style:name="P23" style:family="paragraph" style:parent-style-name="Standard" style:list-style-name="L4">
      <style:text-properties officeooo:paragraph-rsid="002b0d17"/>
    </style:style>
    <style:style style:name="P24" style:family="paragraph" style:parent-style-name="Standard" style:list-style-name="L4">
      <style:text-properties officeooo:paragraph-rsid="003230e2"/>
    </style:style>
    <style:style style:name="P25" style:family="paragraph" style:parent-style-name="Standard">
      <style:text-properties officeooo:rsid="002deaa0" officeooo:paragraph-rsid="002deaa0"/>
    </style:style>
    <style:style style:name="P26" style:family="paragraph" style:parent-style-name="Standard">
      <style:text-properties officeooo:rsid="0030e0d3" officeooo:paragraph-rsid="0030e0d3"/>
    </style:style>
    <style:style style:name="P27" style:family="paragraph" style:parent-style-name="Standard" style:list-style-name="L5">
      <style:text-properties officeooo:rsid="0030e0d3" officeooo:paragraph-rsid="0030e0d3"/>
    </style:style>
    <style:style style:name="P28" style:family="paragraph" style:parent-style-name="Standard" style:list-style-name="L1">
      <style:text-properties officeooo:rsid="0030e0d3" officeooo:paragraph-rsid="0030e0d3"/>
    </style:style>
    <style:style style:name="P29" style:family="paragraph" style:parent-style-name="Standard">
      <style:text-properties officeooo:paragraph-rsid="0030e0d3"/>
    </style:style>
    <style:style style:name="P30" style:family="paragraph" style:parent-style-name="Standard" style:list-style-name="L6">
      <style:text-properties officeooo:paragraph-rsid="0030e0d3"/>
    </style:style>
    <style:style style:name="P31" style:family="paragraph" style:parent-style-name="Standard" style:list-style-name="L4">
      <style:text-properties officeooo:rsid="003148f7" officeooo:paragraph-rsid="003148f7"/>
    </style:style>
    <style:style style:name="P32" style:family="paragraph" style:parent-style-name="Standard" style:list-style-name="L4">
      <style:text-properties officeooo:rsid="003148f7" officeooo:paragraph-rsid="003230e2"/>
    </style:style>
    <style:style style:name="P33" style:family="paragraph" style:parent-style-name="Standard">
      <style:text-properties officeooo:rsid="003148f7" officeooo:paragraph-rsid="003148f7"/>
    </style:style>
    <style:style style:name="P34" style:family="paragraph" style:parent-style-name="Standard" style:list-style-name="L4">
      <style:text-properties officeooo:rsid="00324974" officeooo:paragraph-rsid="00324974"/>
    </style:style>
    <style:style style:name="T1" style:family="text">
      <style:text-properties officeooo:rsid="001e1b98"/>
    </style:style>
    <style:style style:name="T2" style:family="text">
      <style:text-properties officeooo:rsid="001fccc1"/>
    </style:style>
    <style:style style:name="T3" style:family="text">
      <style:text-properties officeooo:rsid="0021be03"/>
    </style:style>
    <style:style style:name="T4" style:family="text">
      <style:text-properties officeooo:rsid="0023763c"/>
    </style:style>
    <style:style style:name="T5" style:family="text">
      <style:text-properties officeooo:rsid="002b0d17"/>
    </style:style>
    <style:style style:name="T6" style:family="text">
      <style:text-properties officeooo:rsid="00248321"/>
    </style:style>
    <style:style style:name="T7" style:family="text">
      <style:text-properties officeooo:rsid="002ce6a9"/>
    </style:style>
    <style:style style:name="T8" style:family="text">
      <style:text-properties officeooo:rsid="0030e0d3"/>
    </style:style>
    <style:style style:name="T9" style:family="text">
      <style:text-properties officeooo:rsid="003148f7"/>
    </style:style>
    <style:style style:name="T10" style:family="text">
      <style:text-properties style:text-position="super 58%"/>
    </style:style>
    <style:style style:name="T11" style:family="text">
      <style:text-properties officeooo:rsid="003230e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Media Diary System</text:h>
      <text:p text:style-name="P3">This document will discuss the general functionality, purpose and specifications of a media diary system. <text:span text:style-name="T9">It will outline a general description of the system, as well as provide a list of requirements and sources regarding GDPR information.</text:span></text:p>
      <text:h text:style-name="P6" text:outline-level="3">General Description</text:h>
      <text:p text:style-name="P4"><text:span text:style-name="T8">The </text:span><text:span text:style-name="T9">media diary system will allow users to answer questions supplied by surveyors, doing so on a daily basis in the possible formats of text, audio(voice) and images. These results can then be viewed by surveyors of the survey in an anonymized format. The purpose of the collection and evaluation of this data is for scientific research </text:span></text:p>
      <text:h text:style-name="Heading_20_3" text:outline-level="3">List of requirements:</text:h>
      <text:p text:style-name="P26">List of requirements is set up based on the MoSCoW method: <text:a xlink:type="simple" xlink:href="https://en.wikipedia.org/wiki/MoSCoW_method" text:style-name="Internet_20_link" text:visited-style-name="Visited_20_Internet_20_Link">https://en.wikipedia.org/wiki/MoSCoW_method</text:a></text:p>
      <text:p text:style-name="P29"/>
      <text:p text:style-name="P29"><text:span text:style-name="T8">There are two parties using the system:</text:span></text:p>
      <text:list xml:id="list777138789" text:style-name="L6">
        <text:list-item>
          <text:p text:style-name="P30"><text:span text:style-name="T8">User: person taking surveys and supplying (personal) information to the system</text:span></text:p>
        </text:list-item>
        <text:list-item>
          <text:p text:style-name="P30"><text:span text:style-name="T8">Surveyor: person with access to survey results</text:span></text:p>
        </text:list-item>
      </text:list>
      <text:p text:style-name="P26"/>
      <text:p text:style-name="P1">Must have’s</text:p>
      <text:list xml:id="list3606018414" text:style-name="L1">
        <text:list-item>
          <text:p text:style-name="P14">The application must be able to record audio</text:p>
        </text:list-item>
        <text:list-item>
          <text:p text:style-name="P14">The user must be able to upload images</text:p>
        </text:list-item>
        <text:list-item>
          <text:p text:style-name="P14">The application must function on phones</text:p>
        </text:list-item>
        <text:list-item>
          <text:p text:style-name="P14">The identity of the user must be hidden from the surveyor</text:p>
        </text:list-item>
        <text:list-item>
          <text:p text:style-name="P12"><text:span text:style-name="T1">The different daily information (text, images, voice) must be linked together</text:span></text:p>
        </text:list-item>
        <text:list-item>
          <text:p text:style-name="P17">The user must authenticate themselves before entering entries</text:p>
        </text:list-item>
        <text:list-item>
          <text:p text:style-name="P11"><text:span text:style-name="T3">The communication between user and server </text:span><text:span text:style-name="T4">must</text:span><text:span text:style-name="T3"> be secure (</text:span><text:span text:style-name="T7">e.g. </text:span><text:span text:style-name="T3">HTTP</text:span><text:span text:style-name="T7">S</text:span><text:span text:style-name="T3">)</text:span></text:p>
        </text:list-item>
        <text:list-item>
          <text:p text:style-name="P10"><text:span text:style-name="T6">The surveyor must be able to </text:span><text:span text:style-name="T8">create questions/surveys</text:span></text:p>
        </text:list-item>
        <text:list-item>
          <text:p text:style-name="P15">The surveyor should be able to listen to audio and view the images in the app</text:p>
        </text:list-item>
      </text:list>
      <text:p text:style-name="P1"/>
      <text:p text:style-name="P1">Should Have’s</text:p>
      <text:list xml:id="list132306293855514" text:continue-numbering="true" text:style-name="L1">
        <text:list-item>
          <text:p text:style-name="P13"><text:span text:style-name="T1">The user </text:span><text:span text:style-name="T5">should</text:span><text:span text:style-name="T1"> be able to edit/remove their entries afterwards</text:span></text:p>
        </text:list-item>
        <text:list-item>
          <text:p text:style-name="P28">The surveyor should be able to edit questions/text on the go</text:p>
        </text:list-item>
        <text:list-item>
          <text:p text:style-name="P13"><text:span text:style-name="T1">The application </text:span><text:span text:style-name="T5">should</text:span><text:span text:style-name="T1"> allow at least 5 minutes of recording combined </text:span><text:span text:style-name="T7">per entry</text:span></text:p>
        </text:list-item>
      </text:list>
      <text:p text:style-name="P1"/>
      <text:p text:style-name="P2">Could Have’s</text:p>
      <text:list xml:id="list1274263269" text:style-name="L3">
        <text:list-item>
          <text:p text:style-name="P20">The user could be able to input emoji’s or gifs</text:p>
        </text:list-item>
        <text:list-item>
          <text:p text:style-name="P21">The application could be able to send reminders to users</text:p>
        </text:list-item>
        <text:list-item>
          <text:p text:style-name="P19"><text:span text:style-name="T1">The surveyor </text:span><text:span text:style-name="T7">could</text:span><text:span text:style-name="T1"> be able to download the </text:span><text:span text:style-name="T2">entry data</text:span></text:p>
        </text:list-item>
      </text:list>
      <text:p text:style-name="P22"/>
      <text:p text:style-name="P26">Won’t Have’s</text:p>
      <text:list xml:id="list3988198451" text:style-name="L5">
        <text:list-item>
          <text:p text:style-name="P27">The system won’t forward survey data by email to the surveyors</text:p>
        </text:list-item>
      </text:list>
      <text:h text:style-name="P7" text:outline-level="3"/>
      <text:h text:style-name="P9" text:outline-level="3">GDPR</text:h>
      <text:p text:style-name="P25">Some stuff I collected on GDPR, I’m not sure which parts of these directly apply, <text:span text:style-name="T8">but useful to have.</text:span></text:p>
      <text:p text:style-name="P33">In general since no 3<text:span text:style-name="T10">rd</text:span> party apps will be used and people need to consent to and directly supply the personal data it shouldn’t be too bad, but I’m still looking in ways to guarantee extra data privacy. </text:p>
      <text:p text:style-name="P33"/>
      <text:p text:style-name="P1"><text:a xlink:type="simple" xlink:href="https://iapp.org/news/a/how-do-the-rules-on-audio-recording-change-under-the-gdpr/" text:style-name="Internet_20_link" text:visited-style-name="Visited_20_Internet_20_Link">https://iapp.org/news/a/how-do-the-rules-on-audio-recording-change-under-the-gdpr/</text:a></text:p>
      <text:p text:style-name="P1"><text:a xlink:type="simple" xlink:href="https://surveypal.com/blog/7-tips-to-ensure-gdpr-compliant-surveys/" text:style-name="Internet_20_link" text:visited-style-name="Visited_20_Internet_20_Link">https://surveypal.com/blog/7-tips-to-ensure-gdpr-compliant-surveys/</text:a></text:p>
      <text:p text:style-name="P1"/>
      <text:h text:style-name="P8" text:outline-level="3">Further questions/<text:span text:style-name="T8">remarks</text:span>:</text:h>
      <text:list xml:id="list1820722674" text:style-name="L4">
        <text:list-item>
          <text:p text:style-name="P24"><text:span text:style-name="T6">Should the data (image, voice recording, </text:span><text:span text:style-name="T5">text</text:span><text:span text:style-name="T6">) also be linked to a specific date or not?</text:span></text:p>
        </text:list-item>
        <text:list-item>
          <text:p text:style-name="P24"><text:span text:style-name="T5">The ability to download data by the surveyor, and the ability for users to be able to delete entries conflict with each other. What do you think about this? </text:span><text:span text:style-name="T8">Being able to download the data might also (technically) complicate GDPR. I might be thinking too strict about this since its only you handling the data, but not sure.</text:span></text:p>
        </text:list-item>
        <text:list-item>
          <text:p text:style-name="P32">The system will require a server/database to be hosted somewhere, and since I personally would recommend to go with a website (since I personally can’t make apps for iOS) a domain name as well. I can probably help with this aspect as well, but I can also imagine that you/the university might prefer hosting internally for the sake of the privacy aspect, <text:span text:style-name="T11">as well as credibility, since something like </text:span><text:a xlink:type="simple" xlink:href="http://www.mediadiary.vu.nl/" text:style-name="Internet_20_link" text:visited-style-name="Visited_20_Internet_20_Link"><text:span text:style-name="T11">www.mediadiary.vu.nl</text:span></text:a><text:span text:style-name="T11"> looks a lot better than </text:span><text:a xlink:type="simple" xlink:href="http://www.randomwebsite.nl/" text:style-name="Internet_20_link" text:visited-style-name="Visited_20_Internet_20_Link"><text:span text:style-name="T11">www.randomwebsite.nl</text:span></text:a><text:span text:style-name="T11">. However this would probably require more work from some IT people at the VU.</text:span></text:p>
        </text:list-item>
        <text:list-item>
          <text:p text:style-name="P34">In what ways would you want to see the survey results see organized for your viewing?</text:p>
          <text:list>
            <text:list-item>
              <text:p text:style-name="P34">Organized by anonymized user</text:p>
            </text:list-item>
            <text:list-item>
              <text:p text:style-name="P34">Organized by date</text:p>
            </text:list-item>
            <text:list-item>
              <text:p text:style-name="P34">etc..</text:p>
            </text:list-item>
            <text:list-item>
              <text:p text:style-name="P34">All of the above</text:p>
            </text:list-item>
          </text:list>
        </text:list-item>
      </text:list>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9T10:20:31.551000000</meta:creation-date>
    <dc:date>2021-02-13T13:23:04.852000000</dc:date>
    <meta:editing-duration>PT25M19S</meta:editing-duration>
    <meta:editing-cycles>14</meta:editing-cycles>
    <meta:generator>LibreOffice/6.4.3.2$Windows_X86_64 LibreOffice_project/747b5d0ebf89f41c860ec2a39efd7cb15b54f2d8</meta:generator>
    <meta:document-statistic meta:table-count="0" meta:image-count="0" meta:object-count="0" meta:page-count="2" meta:paragraph-count="43" meta:word-count="589" meta:character-count="3499" meta:non-whitespace-character-count="2977"/>
  </office:meta>
</office:document-meta>
</file>